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27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6.779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  <style:map style:condition="cell-content()=&quot;failed&quot;" style:apply-style-name="Bad" style:base-cell-address="Sheet1.D1"/>
    </style:style>
    <style:style style:name="ce4" style:family="table-cell" style:parent-style-name="Default">
      <style:map style:condition="cell-content()=&quot;failed&quot;" style:apply-style-name="Bad" style:base-cell-address="Sheet1.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script name</text:p>
          </table:table-cell>
          <table:table-cell table:style-name="ce3" office:value-type="string" calcext:value-type="string">
            <text:p>Ran?</text:p>
          </table:table-cell>
          <table:table-cell table:style-name="ce1" office:value-type="string" calcext:value-type="string">
            <text:p>why?</text:p>
          </table:table-cell>
          <table:table-cell table:style-name="ce1" table:number-columns-repeated="1019"/>
        </table:table-row>
        <table:table-row table:style-name="ro2">
          <table:table-cell table:style-name="ce2" office:value-type="date" office:date-value="2022-05-25" calcext:value-type="date">
            <text:p>25/05/22</text:p>
          </table:table-cell>
          <table:table-cell office:value-type="float" office:value="2005939" calcext:value-type="float">
            <text:p>2005939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uploaded data file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5" calcext:value-type="date">
            <text:p>25/05/22</text:p>
          </table:table-cell>
          <table:table-cell office:value-type="float" office:value="2005945" calcext:value-type="float">
            <text:p>2005945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gam function doesnt like 0</text:p>
          </table:table-cell>
          <table:table-cell office:value-type="string" calcext:value-type="string">
            <text:p>changed sh file to 8 cpus per task from 1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1:Sheet1.D1048576">
            <calcext:condition calcext:apply-style-name="Bad" calcext:value="=&quot;failed&quot;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5:35:52.831444581</meta:creation-date>
    <dc:date>2022-05-25T17:06:53.967679181</dc:date>
    <meta:editing-duration>PT1H20M50S</meta:editing-duration>
    <meta:editing-cycles>3</meta:editing-cycles>
    <meta:generator>LibreOffice/6.4.7.2$Linux_X86_64 LibreOffice_project/40$Build-2</meta:generator>
    <meta:document-statistic meta:table-count="1" meta:cell-count="16" meta:object-count="0"/>
  </office:meta>
</office:document-meta>
</file>